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2C700000112281D1D99C3ABA12D.png" manifest:media-type="image/png"/>
  <manifest:file-entry manifest:full-path="Pictures/10000000000002C1000001410D39C4399F87E684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2ac" officeooo:paragraph-rsid="0013f2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682696128050_52"/><text:span text:style-name="Strong_20_Emphasis">ACTIVITY 8 NETWORK CONFIGURATION</text:span></text:p>
      <text:p text:style-name="P1"/>
      <text:p text:style-name="P1"><draw:frame draw:style-name="fr2" draw:name="Imatge1" text:anchor-type="char" svg:width="17cm" svg:height="7.74cm" draw:z-index="0"><draw:image xlink:href="Pictures/10000000000002C1000001410D39C4399F87E684.png" xlink:type="simple" xlink:show="embed" xlink:actuate="onLoad" draw:mime-type="image/png"/></draw:frame><draw:frame draw:style-name="fr1" draw:name="Imatge2" text:anchor-type="char" svg:x="-0.023cm" svg:y="8.057cm" svg:width="17cm" svg:height="6.551cm" draw:z-index="1"><draw:image xlink:href="Pictures/10000000000002C700000112281D1D99C3ABA1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4-28T17:36:03.557298855</meta:creation-date>
    <dc:date>2023-04-28T17:37:30.323094065</dc:date>
    <meta:editing-duration>PT1M28S</meta:editing-duration>
    <meta:editing-cycles>1</meta:editing-cycles>
    <meta:document-statistic meta:table-count="0" meta:image-count="2" meta:object-count="0" meta:page-count="1" meta:paragraph-count="1" meta:word-count="4" meta:character-count="32" meta:non-whitespace-character-count="29"/>
    <meta:generator>LibreOffice/7.1.5.2$Linux_X86_64 LibreOffice_project/10$Build-2</meta:generator>
  </office:meta>
</office:document-meta>
</file>